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E0000009965C3EAC7A99B6B8C.png" manifest:media-type="image/png"/>
  <manifest:file-entry manifest:full-path="Pictures/100002010000027E0000008FE724927B8AD0B4F4.png" manifest:media-type="image/png"/>
  <manifest:file-entry manifest:full-path="Pictures/100002010000027E00000092DBBD7FD5166ADEF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04cm" svg:height="3.707cm" svg:x="2.25cm" svg:y="1.13cm">
          <draw:image xlink:href="Pictures/100002010000027E00000092DBBD7FD5166ADEFB.png" xlink:type="simple" xlink:show="embed" xlink:actuate="onLoad" draw:mime-type="image/png">
            <text:p/>
          </draw:image>
        </draw:frame>
        <draw:frame draw:style-name="gr1" draw:text-style-name="P1" draw:layer="layout" svg:width="16.204cm" svg:height="3.631cm" svg:x="2.296cm" svg:y="4.869cm">
          <draw:image xlink:href="Pictures/100002010000027E0000008FE724927B8AD0B4F4.png" xlink:type="simple" xlink:show="embed" xlink:actuate="onLoad" draw:mime-type="image/png">
            <text:p/>
          </draw:image>
        </draw:frame>
        <draw:frame draw:style-name="gr1" draw:text-style-name="P1" draw:layer="layout" svg:width="16.204cm" svg:height="3.885cm" svg:x="2.296cm" svg:y="8.615cm">
          <draw:image xlink:href="Pictures/100002010000027E0000009965C3EAC7A99B6B8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14T23:35:13.017704584</meta:creation-date>
    <dc:date>2021-03-14T23:37:57.779879756</dc:date>
    <meta:editing-duration>PT2M44S</meta:editing-duration>
    <meta:editing-cycles>1</meta:editing-cycles>
    <meta:document-statistic meta:object-count="3"/>
    <meta:generator>LibreOffice/7.1.1.2$MacOSX_X86_64 LibreOffice_project/fe0b08f4af1bacafe4c7ecc87ce55bb426164676</meta:generator>
  </office:meta>
</office:document-meta>
</file>